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3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color="#c9211e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ackground-color="#99ccff"/>
    </style:style>
    <style:style style:name="ce8" style:family="table-cell" style:parent-style-name="Default" style:data-style-name="N37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ttps://electionresults.parliament.uk/general-elections/6/countries/1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2024 electio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lectorate</text:p>
          </table:table-cell>
          <table:table-cell table:style-name="Default" office:value-type="string" calcext:value-type="string">
            <text:p>vot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pop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 </text:p>
          </table:table-cell>
          <table:table-cell table:style-name="ce2" office:value-type="float" office:value="48247224" calcext:value-type="float">
            <text:p>48247224</text:p>
          </table:table-cell>
          <table:table-cell table:style-name="Default" office:value-type="float" office:value="28808652" calcext:value-type="float">
            <text:p>28808652</text:p>
          </table:table-cell>
          <table:table-cell table:formula="of:=100*[.C5]/[.B5]" office:value-type="float" office:value="59.7104861411301" calcext:value-type="float">
            <text:p>59.7104861411301</text:p>
          </table:table-cell>
          <table:table-cell table:formula="of:=[.C5]/[.F29]" office:value-type="float" office:value="0.537005682106579" calcext:value-type="float">
            <text:p>0.537005682106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www.ons.gov.uk/peoplepopulationandcommunity/populationandmigration/populationestimates/datasets/populationestimatesforukenglandandwalesscotlandandnorthernireland" xlink:type="simple">https://www.ons.gov.uk/peoplepopulationandcommunity/populationandmigration/populationestimates/datasets/populationestimatesforukenglandandwalesscotlandandnorthernireland</text:a>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K02000001</text:p>
          </table:table-cell>
          <table:table-cell table:style-name="Default"/>
          <table:table-cell table:style-name="ce1" office:value-type="string" calcext:value-type="string">
            <text:p>K02000001</text:p>
          </table:table-cell>
          <table:table-cell table:number-columns-repeated="8"/>
        </table:table-row>
        <table:table-row table:style-name="ro2">
          <table:table-cell/>
          <table:table-cell table:number-columns-repeated="2" table:style-name="ce1" office:value-type="string" calcext:value-type="string">
            <text:p>UNITED KINGDOM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https://www.politico.eu/europe-poll-of-polls/united-kingdom/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104780" calcext:value-type="float">
            <text:p>33,104,780</text:p>
          </table:table-cell>
          <table:table-cell office:value-type="float" office:value="34491501" calcext:value-type="float">
            <text:p>34,491,501</text:p>
          </table:table-cell>
          <table:table-cell table:number-columns-repeated="5"/>
          <table:table-cell table:style-name="ce8" office:value-type="date" office:date-value="2024-01-26" calcext:value-type="date">
            <text:p>26/01/2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ot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5547" calcext:value-type="float">
            <text:p>355,547</text:p>
          </table:table-cell>
          <table:table-cell office:value-type="float" office:value="338739" calcext:value-type="float">
            <text:p>338,739</text:p>
          </table:table-cell>
          <table:table-cell table:number-columns-repeated="4"/>
          <table:table-cell office:value-type="string" calcext:value-type="string">
            <text:p>Labou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9" table:formula="of:=[.F$29]*[.E$5]*[.J11]/100" office:value-type="float" office:value="12963893.4" calcext:value-type="float">
            <text:p>12,963,893.40</text:p>
          </table:table-cell>
        </table:table-row>
        <table:table-row table:style-name="ro2">
          <table:table-cell table:formula="of:=1+[.A11]" office:value-type="float" office:value="1" calcext:value-type="float">
            <text:p>1</text:p>
          </table:table-cell>
          <table:table-cell office:value-type="float" office:value="353474" calcext:value-type="float">
            <text:p>353,474</text:p>
          </table:table-cell>
          <table:table-cell office:value-type="float" office:value="337020" calcext:value-type="float">
            <text:p>337,020</text:p>
          </table:table-cell>
          <table:table-cell table:number-columns-repeated="4"/>
          <table:table-cell office:value-type="string" calcext:value-type="string">
            <text:p>Conservates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9" table:formula="of:=[.F$29]*[.E$5]*[.J12]/100" office:value-type="float" office:value="6914076.48" calcext:value-type="float">
            <text:p>6,914,076.48</text:p>
          </table:table-cell>
        </table:table-row>
        <table:table-row table:style-name="ro2">
          <table:table-cell table:formula="of:=1+[.A12]" office:value-type="float" office:value="2" calcext:value-type="float">
            <text:p>2</text:p>
          </table:table-cell>
          <table:table-cell office:value-type="float" office:value="366917" calcext:value-type="float">
            <text:p>366,917</text:p>
          </table:table-cell>
          <table:table-cell office:value-type="float" office:value="350534" calcext:value-type="float">
            <text:p>350,534</text:p>
          </table:table-cell>
          <table:table-cell table:number-columns-repeated="4"/>
          <table:table-cell office:value-type="string" calcext:value-type="string">
            <text:p>Reform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table:formula="of:=[.F$29]*[.E$5]*[.J13]/100" office:value-type="float" office:value="3168951.72" calcext:value-type="float">
            <text:p>3,168,951.72</text:p>
          </table:table-cell>
        </table:table-row>
        <table:table-row table:style-name="ro2">
          <table:table-cell table:formula="of:=1+[.A13]" office:value-type="float" office:value="3" calcext:value-type="float">
            <text:p>3</text:p>
          </table:table-cell>
          <table:table-cell office:value-type="float" office:value="376045" calcext:value-type="float">
            <text:p>376,045</text:p>
          </table:table-cell>
          <table:table-cell office:value-type="float" office:value="357657" calcext:value-type="float">
            <text:p>357,657</text:p>
          </table:table-cell>
          <table:table-cell table:number-columns-repeated="4"/>
          <table:table-cell office:value-type="string" calcext:value-type="string">
            <text:p>Lib Dem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table:formula="of:=[.F$29]*[.E$5]*[.J14]/100" office:value-type="float" office:value="2880865.2" calcext:value-type="float">
            <text:p>2,880,865.20</text:p>
          </table:table-cell>
        </table:table-row>
        <table:table-row table:style-name="ro2">
          <table:table-cell table:formula="of:=1+[.A14]" office:value-type="float" office:value="4" calcext:value-type="float">
            <text:p>4</text:p>
          </table:table-cell>
          <table:table-cell office:value-type="float" office:value="380410" calcext:value-type="float">
            <text:p>380,410</text:p>
          </table:table-cell>
          <table:table-cell office:value-type="float" office:value="363227" calcext:value-type="float">
            <text:p>363,227</text:p>
          </table:table-cell>
          <table:table-cell table:number-columns-repeated="4"/>
          <table:table-cell office:value-type="string" calcext:value-type="string">
            <text:p>Greens</text:p>
          </table:table-cell>
          <table:table-cell office:value-type="float" office:value="6" calcext:value-type="float">
            <text:p>6</text:p>
          </table:table-cell>
          <table:table-cell table:formula="of:=SUM([.I15:.I17])" office:value-type="float" office:value="10" calcext:value-type="float">
            <text:p>10</text:p>
          </table:table-cell>
          <table:table-cell table:style-name="ce9" table:formula="of:=[.F$29]*[.E$5]*[.J15]/100" office:value-type="float" office:value="2880865.2" calcext:value-type="float">
            <text:p>2,880,865.20</text:p>
          </table:table-cell>
        </table:table-row>
        <table:table-row table:style-name="ro2">
          <table:table-cell table:formula="of:=1+[.A15]" office:value-type="float" office:value="5" calcext:value-type="float">
            <text:p>5</text:p>
          </table:table-cell>
          <table:table-cell office:value-type="float" office:value="389848" calcext:value-type="float">
            <text:p>389,848</text:p>
          </table:table-cell>
          <table:table-cell office:value-type="float" office:value="372304" calcext:value-type="float">
            <text:p>372,304</text:p>
          </table:table-cell>
          <table:table-cell table:number-columns-repeated="4"/>
          <table:table-cell office:value-type="string" calcext:value-type="string">
            <text:p>SNP 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/>
        </table:table-row>
        <table:table-row table:style-name="ro2">
          <table:table-cell table:formula="of:=1+[.A16]" office:value-type="float" office:value="6" calcext:value-type="float">
            <text:p>6</text:p>
          </table:table-cell>
          <table:table-cell office:value-type="float" office:value="402784" calcext:value-type="float">
            <text:p>402,784</text:p>
          </table:table-cell>
          <table:table-cell office:value-type="float" office:value="383255" calcext:value-type="float">
            <text:p>383,255</text:p>
          </table:table-cell>
          <table:table-cell table:number-columns-repeated="4"/>
          <table:table-cell office:value-type="string" calcext:value-type="string">
            <text:p>Plaid 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/>
        </table:table-row>
        <table:table-row table:style-name="ro2">
          <table:table-cell table:formula="of:=1+[.A17]" office:value-type="float" office:value="7" calcext:value-type="float">
            <text:p>7</text:p>
          </table:table-cell>
          <table:table-cell office:value-type="float" office:value="399352" calcext:value-type="float">
            <text:p>399,352</text:p>
          </table:table-cell>
          <table:table-cell office:value-type="float" office:value="381268" calcext:value-type="float">
            <text:p>381,268</text:p>
          </table:table-cell>
          <table:table-cell table:number-columns-repeated="4"/>
          <table:table-cell office:value-type="string" calcext:value-type="string">
            <text:p>No Vote</text:p>
          </table:table-cell>
          <table:table-cell table:number-columns-repeated="2"/>
          <table:table-cell table:style-name="ce9" office:value-type="float" office:value="24838177" calcext:value-type="float">
            <text:p>24,838,177.00</text:p>
          </table:table-cell>
        </table:table-row>
        <table:table-row table:style-name="ro2">
          <table:table-cell table:formula="of:=1+[.A18]" office:value-type="float" office:value="8" calcext:value-type="float">
            <text:p>8</text:p>
          </table:table-cell>
          <table:table-cell office:value-type="float" office:value="402023" calcext:value-type="float">
            <text:p>402,023</text:p>
          </table:table-cell>
          <table:table-cell office:value-type="float" office:value="383788" calcext:value-type="float">
            <text:p>383,788</text:p>
          </table:table-cell>
          <table:table-cell table:number-columns-repeated="4"/>
          <table:table-cell office:value-type="string" calcext:value-type="string">
            <text:p>Vote</text:p>
          </table:table-cell>
          <table:table-cell/>
          <table:table-cell table:formula="of:=SUM([.J11:.J15])" office:value-type="float" office:value="100" calcext:value-type="float">
            <text:p>100</text:p>
          </table:table-cell>
          <table:table-cell table:style-name="ce9" table:formula="of:=SUM([.K11:.K15])" office:value-type="float" office:value="28808652" calcext:value-type="float">
            <text:p>28,808,652.00</text:p>
          </table:table-cell>
        </table:table-row>
        <table:table-row table:style-name="ro2">
          <table:table-cell table:formula="of:=1+[.A19]" office:value-type="float" office:value="9" calcext:value-type="float">
            <text:p>9</text:p>
          </table:table-cell>
          <table:table-cell office:value-type="float" office:value="412582" calcext:value-type="float">
            <text:p>412,582</text:p>
          </table:table-cell>
          <table:table-cell office:value-type="float" office:value="393280" calcext:value-type="float">
            <text:p>393,280</text:p>
          </table:table-cell>
          <table:table-cell table:number-columns-repeated="8"/>
        </table:table-row>
        <table:table-row table:style-name="ro2">
          <table:table-cell table:formula="of:=1+[.A20]" office:value-type="float" office:value="10" calcext:value-type="float">
            <text:p>10</text:p>
          </table:table-cell>
          <table:table-cell office:value-type="float" office:value="423642" calcext:value-type="float">
            <text:p>423,642</text:p>
          </table:table-cell>
          <table:table-cell office:value-type="float" office:value="404405" calcext:value-type="float">
            <text:p>404,405</text:p>
          </table:table-cell>
          <table:table-cell table:number-columns-repeated="8"/>
        </table:table-row>
        <table:table-row table:style-name="ro2">
          <table:table-cell table:formula="of:=1+[.A21]" office:value-type="float" office:value="11" calcext:value-type="float">
            <text:p>11</text:p>
          </table:table-cell>
          <table:table-cell office:value-type="float" office:value="425507" calcext:value-type="float">
            <text:p>425,507</text:p>
          </table:table-cell>
          <table:table-cell office:value-type="float" office:value="404648" calcext:value-type="float">
            <text:p>404,648</text:p>
          </table:table-cell>
          <table:table-cell table:number-columns-repeated="8"/>
        </table:table-row>
        <table:table-row table:style-name="ro2">
          <table:table-cell table:formula="of:=1+[.A22]" office:value-type="float" office:value="12" calcext:value-type="float">
            <text:p>12</text:p>
          </table:table-cell>
          <table:table-cell office:value-type="float" office:value="419725" calcext:value-type="float">
            <text:p>419,725</text:p>
          </table:table-cell>
          <table:table-cell office:value-type="float" office:value="400661" calcext:value-type="float">
            <text:p>400,661</text:p>
          </table:table-cell>
          <table:table-cell table:number-columns-repeated="8"/>
        </table:table-row>
        <table:table-row table:style-name="ro2">
          <table:table-cell table:formula="of:=1+[.A23]" office:value-type="float" office:value="13" calcext:value-type="float">
            <text:p>13</text:p>
          </table:table-cell>
          <table:table-cell office:value-type="float" office:value="417358" calcext:value-type="float">
            <text:p>417,358</text:p>
          </table:table-cell>
          <table:table-cell office:value-type="float" office:value="397438" calcext:value-type="float">
            <text:p>397,438</text:p>
          </table:table-cell>
          <table:table-cell table:number-columns-repeated="8"/>
        </table:table-row>
        <table:table-row table:style-name="ro2">
          <table:table-cell table:formula="of:=1+[.A24]" office:value-type="float" office:value="14" calcext:value-type="float">
            <text:p>14</text:p>
          </table:table-cell>
          <table:table-cell office:value-type="float" office:value="420657" calcext:value-type="float">
            <text:p>420,657</text:p>
          </table:table-cell>
          <table:table-cell office:value-type="float" office:value="401500" calcext:value-type="float">
            <text:p>401,500</text:p>
          </table:table-cell>
          <table:table-cell table:number-columns-repeated="8"/>
        </table:table-row>
        <table:table-row table:style-name="ro2">
          <table:table-cell table:formula="of:=1+[.A25]" office:value-type="float" office:value="15" calcext:value-type="float">
            <text:p>15</text:p>
          </table:table-cell>
          <table:table-cell office:value-type="float" office:value="405545" calcext:value-type="float">
            <text:p>405,545</text:p>
          </table:table-cell>
          <table:table-cell office:value-type="float" office:value="384794" calcext:value-type="float">
            <text:p>384,794</text:p>
          </table:table-cell>
          <table:table-cell table:number-columns-repeated="8"/>
        </table:table-row>
        <table:table-row table:style-name="ro2">
          <table:table-cell table:formula="of:=1+[.A26]" office:value-type="float" office:value="16" calcext:value-type="float">
            <text:p>16</text:p>
          </table:table-cell>
          <table:table-cell office:value-type="float" office:value="396749" calcext:value-type="float">
            <text:p>396,749</text:p>
          </table:table-cell>
          <table:table-cell office:value-type="float" office:value="375863" calcext:value-type="float">
            <text:p>375,863</text:p>
          </table:table-cell>
          <table:table-cell table:number-columns-repeated="3"/>
          <table:table-cell table:style-name="ce7" office:value-type="string" calcext:value-type="string">
            <text:p>TARGET SET</text:p>
          </table:table-cell>
          <table:table-cell table:style-name="ce7"/>
          <table:table-cell table:number-columns-repeated="3"/>
        </table:table-row>
        <table:table-row table:style-name="ro2">
          <table:table-cell table:formula="of:=1+[.A27]" office:value-type="float" office:value="17" calcext:value-type="float">
            <text:p>17</text:p>
          </table:table-cell>
          <table:table-cell office:value-type="float" office:value="397221" calcext:value-type="float">
            <text:p>397,221</text:p>
          </table:table-cell>
          <table:table-cell office:value-type="float" office:value="373685" calcext:value-type="float">
            <text:p>373,685</text:p>
          </table:table-cell>
          <table:table-cell table:number-columns-repeated="3"/>
          <table:table-cell table:style-name="ce7" office:value-type="string" calcext:value-type="string">
            <text:p>m18-30</text:p>
          </table:table-cell>
          <table:table-cell table:style-name="ce7" office:value-type="float" office:value="5464261" calcext:value-type="float">
            <text:p>5464261</text:p>
          </table:table-cell>
          <table:table-cell table:number-columns-repeated="3"/>
        </table:table-row>
        <table:table-row table:style-name="ro2">
          <table:table-cell table:formula="of:=1+[.A28]" office:value-type="float" office:value="18" calcext:value-type="float">
            <text:p>18</text:p>
          </table:table-cell>
          <table:table-cell office:value-type="float" office:value="399637" calcext:value-type="float">
            <text:p>399,637</text:p>
          </table:table-cell>
          <table:table-cell office:value-type="float" office:value="375375" calcext:value-type="float">
            <text:p>375,375</text:p>
          </table:table-cell>
          <table:table-cell table:formula="of:=SUM([.B29:.B101])" office:value-type="float" office:value="25959394" calcext:value-type="float">
            <text:p>25959394</text:p>
          </table:table-cell>
          <table:table-cell table:formula="of:=SUM([.C29:.C101])" office:value-type="float" office:value="27687435" calcext:value-type="float">
            <text:p>27687435</text:p>
          </table:table-cell>
          <table:table-cell table:formula="of:=[.D29]+[.E29]" office:value-type="float" office:value="53646829" calcext:value-type="float">
            <text:p>53646829</text:p>
          </table:table-cell>
          <table:table-cell table:style-name="ce7" office:value-type="string" calcext:value-type="string">
            <text:p>31-50</text:p>
          </table:table-cell>
          <table:table-cell table:style-name="ce7" office:value-type="float" office:value="8576471" calcext:value-type="float">
            <text:p>8576471</text:p>
          </table:table-cell>
          <table:table-cell table:number-columns-repeated="3"/>
        </table:table-row>
        <table:table-row table:style-name="ro2">
          <table:table-cell table:formula="of:=1+[.A29]" office:value-type="float" office:value="19" calcext:value-type="float">
            <text:p>19</text:p>
          </table:table-cell>
          <table:table-cell office:value-type="float" office:value="402792" calcext:value-type="float">
            <text:p>402,792</text:p>
          </table:table-cell>
          <table:table-cell office:value-type="float" office:value="379337" calcext:value-type="float">
            <text:p>379,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style-name="ce7" office:value-type="string" calcext:value-type="string">
            <text:p>51-65</text:p>
          </table:table-cell>
          <table:table-cell table:style-name="ce7" office:value-type="float" office:value="6435265" calcext:value-type="float">
            <text:p>6435265</text:p>
          </table:table-cell>
          <table:table-cell table:number-columns-repeated="3"/>
        </table:table-row>
        <table:table-row table:style-name="ro2">
          <table:table-cell table:formula="of:=1+[.A30]" office:value-type="float" office:value="20" calcext:value-type="float">
            <text:p>20</text:p>
          </table:table-cell>
          <table:table-cell office:value-type="float" office:value="400990" calcext:value-type="float">
            <text:p>400,990</text:p>
          </table:table-cell>
          <table:table-cell office:value-type="float" office:value="385846" calcext:value-type="float">
            <text:p>385,846</text:p>
          </table:table-cell>
          <table:table-cell table:style-name="ce4" table:formula="of:=SUM([.B29:.B41])" office:value-type="float" office:value="5464261" calcext:value-type="float">
            <text:p>5,464,261</text:p>
          </table:table-cell>
          <table:table-cell table:style-name="ce4" table:formula="of:=SUM([.C29:.C41])" office:value-type="float" office:value="5443882" calcext:value-type="float">
            <text:p>5,443,882</text:p>
          </table:table-cell>
          <table:table-cell office:value-type="string" calcext:value-type="string">
            <text:p>18-30</text:p>
          </table:table-cell>
          <table:table-cell table:style-name="ce7" office:value-type="string" calcext:value-type="string">
            <text:p>66+</text:p>
          </table:table-cell>
          <table:table-cell table:style-name="ce7" office:value-type="float" office:value="5483397" calcext:value-type="float">
            <text:p>5483397</text:p>
          </table:table-cell>
          <table:table-cell table:number-columns-repeated="3"/>
        </table:table-row>
        <table:table-row table:style-name="ro2">
          <table:table-cell table:formula="of:=1+[.A31]" office:value-type="float" office:value="21" calcext:value-type="float">
            <text:p>21</text:p>
          </table:table-cell>
          <table:table-cell office:value-type="float" office:value="402033" calcext:value-type="float">
            <text:p>402,033</text:p>
          </table:table-cell>
          <table:table-cell office:value-type="float" office:value="388705" calcext:value-type="float">
            <text:p>388,705</text:p>
          </table:table-cell>
          <table:table-cell table:style-name="ce4" table:formula="of:=SUM([.B42:.B61])" office:value-type="float" office:value="8576471" calcext:value-type="float">
            <text:p>8,576,471</text:p>
          </table:table-cell>
          <table:table-cell table:style-name="ce4" table:formula="of:=SUM([.C42:.C61])" office:value-type="float" office:value="9030913" calcext:value-type="float">
            <text:p>9,030,913</text:p>
          </table:table-cell>
          <table:table-cell office:value-type="string" calcext:value-type="string">
            <text:p>31-50</text:p>
          </table:table-cell>
          <table:table-cell table:style-name="ce7" office:value-type="string" calcext:value-type="string">
            <text:p>18-30</text:p>
          </table:table-cell>
          <table:table-cell table:style-name="ce7" office:value-type="float" office:value="5443882" calcext:value-type="float">
            <text:p>5443882</text:p>
          </table:table-cell>
          <table:table-cell table:number-columns-repeated="3"/>
        </table:table-row>
        <table:table-row table:style-name="ro2">
          <table:table-cell table:formula="of:=1+[.A32]" office:value-type="float" office:value="22" calcext:value-type="float">
            <text:p>22</text:p>
          </table:table-cell>
          <table:table-cell office:value-type="float" office:value="410357" calcext:value-type="float">
            <text:p>410,357</text:p>
          </table:table-cell>
          <table:table-cell office:value-type="float" office:value="396597" calcext:value-type="float">
            <text:p>396,597</text:p>
          </table:table-cell>
          <table:table-cell table:style-name="ce4" table:formula="of:=SUM([.B62:.B76])" office:value-type="float" office:value="6435265" calcext:value-type="float">
            <text:p>6,435,265</text:p>
          </table:table-cell>
          <table:table-cell table:style-name="ce4" table:formula="of:=SUM([.C62:.C76])" office:value-type="float" office:value="6689300" calcext:value-type="float">
            <text:p>6,689,300</text:p>
          </table:table-cell>
          <table:table-cell office:value-type="string" calcext:value-type="string">
            <text:p>51-65</text:p>
          </table:table-cell>
          <table:table-cell table:style-name="ce7" office:value-type="string" calcext:value-type="string">
            <text:p>31-50</text:p>
          </table:table-cell>
          <table:table-cell table:style-name="ce7" office:value-type="float" office:value="9030913" calcext:value-type="float">
            <text:p>9030913</text:p>
          </table:table-cell>
          <table:table-cell table:number-columns-repeated="3"/>
        </table:table-row>
        <table:table-row table:style-name="ro2">
          <table:table-cell table:formula="of:=1+[.A33]" office:value-type="float" office:value="23" calcext:value-type="float">
            <text:p>23</text:p>
          </table:table-cell>
          <table:table-cell office:value-type="float" office:value="423046" calcext:value-type="float">
            <text:p>423,046</text:p>
          </table:table-cell>
          <table:table-cell office:value-type="float" office:value="414510" calcext:value-type="float">
            <text:p>414,510</text:p>
          </table:table-cell>
          <table:table-cell table:style-name="ce4" table:formula="of:=SUM([.B77:.B101])" office:value-type="float" office:value="5483397" calcext:value-type="float">
            <text:p>5,483,397</text:p>
          </table:table-cell>
          <table:table-cell table:style-name="ce4" table:formula="of:=SUM([.C77:.C101])" office:value-type="float" office:value="6523340" calcext:value-type="float">
            <text:p>6,523,340</text:p>
          </table:table-cell>
          <table:table-cell office:value-type="string" calcext:value-type="string">
            <text:p>66+</text:p>
          </table:table-cell>
          <table:table-cell table:style-name="ce7" office:value-type="string" calcext:value-type="string">
            <text:p>51-65</text:p>
          </table:table-cell>
          <table:table-cell table:style-name="ce7" office:value-type="float" office:value="6689300" calcext:value-type="float">
            <text:p>6689300</text:p>
          </table:table-cell>
          <table:table-cell table:number-columns-repeated="3"/>
        </table:table-row>
        <table:table-row table:style-name="ro2">
          <table:table-cell table:formula="of:=1+[.A34]" office:value-type="float" office:value="24" calcext:value-type="float">
            <text:p>24</text:p>
          </table:table-cell>
          <table:table-cell office:value-type="float" office:value="423344" calcext:value-type="float">
            <text:p>423,344</text:p>
          </table:table-cell>
          <table:table-cell office:value-type="float" office:value="422236" calcext:value-type="float">
            <text:p>422,236</text:p>
          </table:table-cell>
          <table:table-cell table:style-name="ce5" table:formula="of:=SUM([.D31:.D34])" office:value-type="float" office:value="25959394" calcext:value-type="float">
            <text:p>25,959,394</text:p>
          </table:table-cell>
          <table:table-cell table:style-name="ce5" table:formula="of:=SUM([.E31:.E34])" office:value-type="float" office:value="27687435" calcext:value-type="float">
            <text:p>27,687,435</text:p>
          </table:table-cell>
          <table:table-cell office:value-type="string" calcext:value-type="string">
            <text:p>checksums</text:p>
          </table:table-cell>
          <table:table-cell table:style-name="ce7" office:value-type="string" calcext:value-type="string">
            <text:p>66+</text:p>
          </table:table-cell>
          <table:table-cell table:style-name="ce7" office:value-type="float" office:value="6523340" calcext:value-type="float">
            <text:p>6523340</text:p>
          </table:table-cell>
          <table:table-cell table:number-columns-repeated="3"/>
        </table:table-row>
        <table:table-row table:style-name="ro2">
          <table:table-cell table:formula="of:=1+[.A35]" office:value-type="float" office:value="25" calcext:value-type="float">
            <text:p>25</text:p>
          </table:table-cell>
          <table:table-cell office:value-type="float" office:value="430269" calcext:value-type="float">
            <text:p>430,269</text:p>
          </table:table-cell>
          <table:table-cell office:value-type="float" office:value="432578" calcext:value-type="float">
            <text:p>432,578</text:p>
          </table:table-cell>
          <table:table-cell table:style-name="ce5"/>
          <table:table-cell table:style-name="ce5" table:formula="of:=SUM([.D31:.E34])" office:value-type="float" office:value="53646829" calcext:value-type="float">
            <text:p>53,646,829</text:p>
          </table:table-cell>
          <table:table-cell/>
          <table:table-cell table:style-name="ce7" office:value-type="string" calcext:value-type="string">
            <text:p>Labour</text:p>
          </table:table-cell>
          <table:table-cell table:style-name="ce7" office:value-type="float" office:value="12963893.4" calcext:value-type="float">
            <text:p>12963893.4</text:p>
          </table:table-cell>
          <table:table-cell table:number-columns-repeated="3"/>
        </table:table-row>
        <table:table-row table:style-name="ro2">
          <table:table-cell table:formula="of:=1+[.A36]" office:value-type="float" office:value="26" calcext:value-type="float">
            <text:p>26</text:p>
          </table:table-cell>
          <table:table-cell office:value-type="float" office:value="423205" calcext:value-type="float">
            <text:p>423,205</text:p>
          </table:table-cell>
          <table:table-cell office:value-type="float" office:value="427013" calcext:value-type="float">
            <text:p>427,013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Conservates</text:p>
          </table:table-cell>
          <table:table-cell table:style-name="ce7" office:value-type="float" office:value="6914076.48" calcext:value-type="float">
            <text:p>6914076.48</text:p>
          </table:table-cell>
          <table:table-cell table:number-columns-repeated="3"/>
        </table:table-row>
        <table:table-row table:style-name="ro2">
          <table:table-cell table:formula="of:=1+[.A37]" office:value-type="float" office:value="27" calcext:value-type="float">
            <text:p>27</text:p>
          </table:table-cell>
          <table:table-cell office:value-type="float" office:value="426545" calcext:value-type="float">
            <text:p>426,545</text:p>
          </table:table-cell>
          <table:table-cell office:value-type="float" office:value="437264" calcext:value-type="float">
            <text:p>437,264</text:p>
          </table:table-cell>
          <table:table-cell table:number-columns-repeated="3"/>
          <table:table-cell table:style-name="ce7" office:value-type="string" calcext:value-type="string">
            <text:p>Reform</text:p>
          </table:table-cell>
          <table:table-cell table:style-name="ce7" office:value-type="float" office:value="3168951.72" calcext:value-type="float">
            <text:p>3168951.72</text:p>
          </table:table-cell>
          <table:table-cell table:number-columns-repeated="3"/>
        </table:table-row>
        <table:table-row table:style-name="ro2">
          <table:table-cell table:formula="of:=1+[.A38]" office:value-type="float" office:value="28" calcext:value-type="float">
            <text:p>28</text:p>
          </table:table-cell>
          <table:table-cell office:value-type="float" office:value="436333" calcext:value-type="float">
            <text:p>436,333</text:p>
          </table:table-cell>
          <table:table-cell office:value-type="float" office:value="453341" calcext:value-type="float">
            <text:p>453,341</text:p>
          </table:table-cell>
          <table:table-cell table:number-columns-repeated="3"/>
          <table:table-cell table:style-name="ce7" office:value-type="string" calcext:value-type="string">
            <text:p>Lib Dem</text:p>
          </table:table-cell>
          <table:table-cell table:style-name="ce7" office:value-type="float" office:value="2880865.2" calcext:value-type="float">
            <text:p>2880865.2</text:p>
          </table:table-cell>
          <table:table-cell table:number-columns-repeated="3"/>
        </table:table-row>
        <table:table-row table:style-name="ro2">
          <table:table-cell table:formula="of:=1+[.A39]" office:value-type="float" office:value="29" calcext:value-type="float">
            <text:p>29</text:p>
          </table:table-cell>
          <table:table-cell office:value-type="float" office:value="436428" calcext:value-type="float">
            <text:p>436,428</text:p>
          </table:table-cell>
          <table:table-cell office:value-type="float" office:value="457313" calcext:value-type="float">
            <text:p>457,313</text:p>
          </table:table-cell>
          <table:table-cell table:number-columns-repeated="3"/>
          <table:table-cell table:style-name="ce7" office:value-type="string" calcext:value-type="string">
            <text:p>Greens, etc</text:p>
          </table:table-cell>
          <table:table-cell table:style-name="ce7" office:value-type="float" office:value="2880865.2" calcext:value-type="float">
            <text:p>2880865.2</text:p>
          </table:table-cell>
          <table:table-cell table:number-columns-repeated="3"/>
        </table:table-row>
        <table:table-row table:style-name="ro2">
          <table:table-cell table:formula="of:=1+[.A40]" office:value-type="float" office:value="30" calcext:value-type="float">
            <text:p>30</text:p>
          </table:table-cell>
          <table:table-cell office:value-type="float" office:value="449282" calcext:value-type="float">
            <text:p>449,282</text:p>
          </table:table-cell>
          <table:table-cell office:value-type="float" office:value="473767" calcext:value-type="float">
            <text:p>473,767</text:p>
          </table:table-cell>
          <table:table-cell table:number-columns-repeated="3"/>
          <table:table-cell table:style-name="ce7" office:value-type="string" calcext:value-type="string">
            <text:p>No Vote</text:p>
          </table:table-cell>
          <table:table-cell table:style-name="ce7" office:value-type="float" office:value="24838177" calcext:value-type="float">
            <text:p>24838177</text:p>
          </table:table-cell>
          <table:table-cell table:number-columns-repeated="3"/>
        </table:table-row>
        <table:table-row table:style-name="ro2">
          <table:table-cell table:formula="of:=1+[.A41]" office:value-type="float" office:value="31" calcext:value-type="float">
            <text:p>31</text:p>
          </table:table-cell>
          <table:table-cell office:value-type="float" office:value="456636" calcext:value-type="float">
            <text:p>456,636</text:p>
          </table:table-cell>
          <table:table-cell office:value-type="float" office:value="481501" calcext:value-type="float">
            <text:p>481,501</text:p>
          </table:table-cell>
          <table:table-cell table:number-columns-repeated="8"/>
        </table:table-row>
        <table:table-row table:style-name="ro2">
          <table:table-cell table:formula="of:=1+[.A42]" office:value-type="float" office:value="32" calcext:value-type="float">
            <text:p>32</text:p>
          </table:table-cell>
          <table:table-cell office:value-type="float" office:value="453621" calcext:value-type="float">
            <text:p>453,621</text:p>
          </table:table-cell>
          <table:table-cell office:value-type="float" office:value="482495" calcext:value-type="float">
            <text:p>482,495</text:p>
          </table:table-cell>
          <table:table-cell table:number-columns-repeated="8"/>
        </table:table-row>
        <table:table-row table:style-name="ro2">
          <table:table-cell table:formula="of:=1+[.A43]" office:value-type="float" office:value="33" calcext:value-type="float">
            <text:p>33</text:p>
          </table:table-cell>
          <table:table-cell office:value-type="float" office:value="450698" calcext:value-type="float">
            <text:p>450,698</text:p>
          </table:table-cell>
          <table:table-cell office:value-type="float" office:value="481015" calcext:value-type="float">
            <text:p>481,015</text:p>
          </table:table-cell>
          <table:table-cell table:number-columns-repeated="8"/>
        </table:table-row>
        <table:table-row table:style-name="ro2">
          <table:table-cell table:formula="of:=1+[.A44]" office:value-type="float" office:value="34" calcext:value-type="float">
            <text:p>34</text:p>
          </table:table-cell>
          <table:table-cell office:value-type="float" office:value="455050" calcext:value-type="float">
            <text:p>455,050</text:p>
          </table:table-cell>
          <table:table-cell office:value-type="float" office:value="489441" calcext:value-type="float">
            <text:p>489,441</text:p>
          </table:table-cell>
          <table:table-cell table:number-columns-repeated="8"/>
        </table:table-row>
        <table:table-row table:style-name="ro2">
          <table:table-cell table:formula="of:=1+[.A45]" office:value-type="float" office:value="35" calcext:value-type="float">
            <text:p>35</text:p>
          </table:table-cell>
          <table:table-cell office:value-type="float" office:value="444401" calcext:value-type="float">
            <text:p>444,401</text:p>
          </table:table-cell>
          <table:table-cell office:value-type="float" office:value="478920" calcext:value-type="float">
            <text:p>478,920</text:p>
          </table:table-cell>
          <table:table-cell table:number-columns-repeated="8"/>
        </table:table-row>
        <table:table-row table:style-name="ro2">
          <table:table-cell table:formula="of:=1+[.A46]" office:value-type="float" office:value="36" calcext:value-type="float">
            <text:p>36</text:p>
          </table:table-cell>
          <table:table-cell office:value-type="float" office:value="444183" calcext:value-type="float">
            <text:p>444,183</text:p>
          </table:table-cell>
          <table:table-cell office:value-type="float" office:value="473374" calcext:value-type="float">
            <text:p>473,374</text:p>
          </table:table-cell>
          <table:table-cell table:number-columns-repeated="8"/>
        </table:table-row>
        <table:table-row table:style-name="ro2">
          <table:table-cell table:formula="of:=1+[.A47]" office:value-type="float" office:value="37" calcext:value-type="float">
            <text:p>37</text:p>
          </table:table-cell>
          <table:table-cell office:value-type="float" office:value="442904" calcext:value-type="float">
            <text:p>442,904</text:p>
          </table:table-cell>
          <table:table-cell office:value-type="float" office:value="471572" calcext:value-type="float">
            <text:p>471,572</text:p>
          </table:table-cell>
          <table:table-cell table:number-columns-repeated="8"/>
        </table:table-row>
        <table:table-row table:style-name="ro2">
          <table:table-cell table:formula="of:=1+[.A48]" office:value-type="float" office:value="38" calcext:value-type="float">
            <text:p>38</text:p>
          </table:table-cell>
          <table:table-cell office:value-type="float" office:value="429361" calcext:value-type="float">
            <text:p>429,361</text:p>
          </table:table-cell>
          <table:table-cell office:value-type="float" office:value="456998" calcext:value-type="float">
            <text:p>456,998</text:p>
          </table:table-cell>
          <table:table-cell table:number-columns-repeated="8"/>
        </table:table-row>
        <table:table-row table:style-name="ro2">
          <table:table-cell table:formula="of:=1+[.A49]" office:value-type="float" office:value="39" calcext:value-type="float">
            <text:p>39</text:p>
          </table:table-cell>
          <table:table-cell office:value-type="float" office:value="429949" calcext:value-type="float">
            <text:p>429,949</text:p>
          </table:table-cell>
          <table:table-cell office:value-type="float" office:value="457725" calcext:value-type="float">
            <text:p>457,725</text:p>
          </table:table-cell>
          <table:table-cell table:number-columns-repeated="8"/>
        </table:table-row>
        <table:table-row table:style-name="ro2">
          <table:table-cell table:formula="of:=1+[.A50]" office:value-type="float" office:value="40" calcext:value-type="float">
            <text:p>40</text:p>
          </table:table-cell>
          <table:table-cell office:value-type="float" office:value="429314" calcext:value-type="float">
            <text:p>429,314</text:p>
          </table:table-cell>
          <table:table-cell office:value-type="float" office:value="454070" calcext:value-type="float">
            <text:p>454,070</text:p>
          </table:table-cell>
          <table:table-cell table:number-columns-repeated="8"/>
        </table:table-row>
        <table:table-row table:style-name="ro2">
          <table:table-cell table:formula="of:=1+[.A51]" office:value-type="float" office:value="41" calcext:value-type="float">
            <text:p>41</text:p>
          </table:table-cell>
          <table:table-cell office:value-type="float" office:value="433641" calcext:value-type="float">
            <text:p>433,641</text:p>
          </table:table-cell>
          <table:table-cell office:value-type="float" office:value="459361" calcext:value-type="float">
            <text:p>459,361</text:p>
          </table:table-cell>
          <table:table-cell table:number-columns-repeated="8"/>
        </table:table-row>
        <table:table-row table:style-name="ro2">
          <table:table-cell table:formula="of:=1+[.A52]" office:value-type="float" office:value="42" calcext:value-type="float">
            <text:p>42</text:p>
          </table:table-cell>
          <table:table-cell office:value-type="float" office:value="436569" calcext:value-type="float">
            <text:p>436,569</text:p>
          </table:table-cell>
          <table:table-cell office:value-type="float" office:value="458646" calcext:value-type="float">
            <text:p>458,646</text:p>
          </table:table-cell>
          <table:table-cell table:number-columns-repeated="8"/>
        </table:table-row>
        <table:table-row table:style-name="ro2">
          <table:table-cell table:formula="of:=1+[.A53]" office:value-type="float" office:value="43" calcext:value-type="float">
            <text:p>43</text:p>
          </table:table-cell>
          <table:table-cell office:value-type="float" office:value="420469" calcext:value-type="float">
            <text:p>420,469</text:p>
          </table:table-cell>
          <table:table-cell office:value-type="float" office:value="438776" calcext:value-type="float">
            <text:p>438,776</text:p>
          </table:table-cell>
          <table:table-cell table:number-columns-repeated="8"/>
        </table:table-row>
        <table:table-row table:style-name="ro2">
          <table:table-cell table:formula="of:=1+[.A54]" office:value-type="float" office:value="44" calcext:value-type="float">
            <text:p>44</text:p>
          </table:table-cell>
          <table:table-cell office:value-type="float" office:value="391134" calcext:value-type="float">
            <text:p>391,134</text:p>
          </table:table-cell>
          <table:table-cell office:value-type="float" office:value="407592" calcext:value-type="float">
            <text:p>407,592</text:p>
          </table:table-cell>
          <table:table-cell table:number-columns-repeated="8"/>
        </table:table-row>
        <table:table-row table:style-name="ro2">
          <table:table-cell table:formula="of:=1+[.A55]" office:value-type="float" office:value="45" calcext:value-type="float">
            <text:p>45</text:p>
          </table:table-cell>
          <table:table-cell office:value-type="float" office:value="385513" calcext:value-type="float">
            <text:p>385,513</text:p>
          </table:table-cell>
          <table:table-cell office:value-type="float" office:value="398827" calcext:value-type="float">
            <text:p>398,827</text:p>
          </table:table-cell>
          <table:table-cell table:number-columns-repeated="8"/>
        </table:table-row>
        <table:table-row table:style-name="ro2">
          <table:table-cell table:formula="of:=1+[.A56]" office:value-type="float" office:value="46" calcext:value-type="float">
            <text:p>46</text:p>
          </table:table-cell>
          <table:table-cell office:value-type="float" office:value="394956" calcext:value-type="float">
            <text:p>394,956</text:p>
          </table:table-cell>
          <table:table-cell office:value-type="float" office:value="408208" calcext:value-type="float">
            <text:p>408,208</text:p>
          </table:table-cell>
          <table:table-cell table:number-columns-repeated="8"/>
        </table:table-row>
        <table:table-row table:style-name="ro2">
          <table:table-cell table:formula="of:=1+[.A57]" office:value-type="float" office:value="47" calcext:value-type="float">
            <text:p>47</text:p>
          </table:table-cell>
          <table:table-cell office:value-type="float" office:value="402974" calcext:value-type="float">
            <text:p>402,974</text:p>
          </table:table-cell>
          <table:table-cell office:value-type="float" office:value="416010" calcext:value-type="float">
            <text:p>416,010</text:p>
          </table:table-cell>
          <table:table-cell table:number-columns-repeated="8"/>
        </table:table-row>
        <table:table-row table:style-name="ro2">
          <table:table-cell table:formula="of:=1+[.A58]" office:value-type="float" office:value="48" calcext:value-type="float">
            <text:p>48</text:p>
          </table:table-cell>
          <table:table-cell office:value-type="float" office:value="408696" calcext:value-type="float">
            <text:p>408,696</text:p>
          </table:table-cell>
          <table:table-cell office:value-type="float" office:value="421812" calcext:value-type="float">
            <text:p>421,812</text:p>
          </table:table-cell>
          <table:table-cell table:number-columns-repeated="8"/>
        </table:table-row>
        <table:table-row table:style-name="ro2">
          <table:table-cell table:formula="of:=1+[.A59]" office:value-type="float" office:value="49" calcext:value-type="float">
            <text:p>49</text:p>
          </table:table-cell>
          <table:table-cell office:value-type="float" office:value="425244" calcext:value-type="float">
            <text:p>425,244</text:p>
          </table:table-cell>
          <table:table-cell office:value-type="float" office:value="438552" calcext:value-type="float">
            <text:p>438,552</text:p>
          </table:table-cell>
          <table:table-cell table:number-columns-repeated="8"/>
        </table:table-row>
        <table:table-row table:style-name="ro2">
          <table:table-cell table:formula="of:=1+[.A60]" office:value-type="float" office:value="50" calcext:value-type="float">
            <text:p>50</text:p>
          </table:table-cell>
          <table:table-cell office:value-type="float" office:value="441158" calcext:value-type="float">
            <text:p>441,158</text:p>
          </table:table-cell>
          <table:table-cell office:value-type="float" office:value="456018" calcext:value-type="float">
            <text:p>456,018</text:p>
          </table:table-cell>
          <table:table-cell table:number-columns-repeated="8"/>
        </table:table-row>
        <table:table-row table:style-name="ro2">
          <table:table-cell table:formula="of:=1+[.A61]" office:value-type="float" office:value="51" calcext:value-type="float">
            <text:p>51</text:p>
          </table:table-cell>
          <table:table-cell office:value-type="float" office:value="456160" calcext:value-type="float">
            <text:p>456,160</text:p>
          </table:table-cell>
          <table:table-cell office:value-type="float" office:value="475420" calcext:value-type="float">
            <text:p>475,420</text:p>
          </table:table-cell>
          <table:table-cell table:number-columns-repeated="8"/>
        </table:table-row>
        <table:table-row table:style-name="ro2">
          <table:table-cell table:formula="of:=1+[.A62]" office:value-type="float" office:value="52" calcext:value-type="float">
            <text:p>52</text:p>
          </table:table-cell>
          <table:table-cell office:value-type="float" office:value="445949" calcext:value-type="float">
            <text:p>445,949</text:p>
          </table:table-cell>
          <table:table-cell office:value-type="float" office:value="463494" calcext:value-type="float">
            <text:p>463,494</text:p>
          </table:table-cell>
          <table:table-cell table:number-columns-repeated="8"/>
        </table:table-row>
        <table:table-row table:style-name="ro2">
          <table:table-cell table:formula="of:=1+[.A63]" office:value-type="float" office:value="53" calcext:value-type="float">
            <text:p>53</text:p>
          </table:table-cell>
          <table:table-cell office:value-type="float" office:value="456675" calcext:value-type="float">
            <text:p>456,675</text:p>
          </table:table-cell>
          <table:table-cell office:value-type="float" office:value="474031" calcext:value-type="float">
            <text:p>474,031</text:p>
          </table:table-cell>
          <table:table-cell table:number-columns-repeated="8"/>
        </table:table-row>
        <table:table-row table:style-name="ro2">
          <table:table-cell table:formula="of:=1+[.A64]" office:value-type="float" office:value="54" calcext:value-type="float">
            <text:p>54</text:p>
          </table:table-cell>
          <table:table-cell office:value-type="float" office:value="455540" calcext:value-type="float">
            <text:p>455,540</text:p>
          </table:table-cell>
          <table:table-cell office:value-type="float" office:value="473103" calcext:value-type="float">
            <text:p>473,103</text:p>
          </table:table-cell>
          <table:table-cell table:number-columns-repeated="8"/>
        </table:table-row>
        <table:table-row table:style-name="ro2">
          <table:table-cell table:formula="of:=1+[.A65]" office:value-type="float" office:value="55" calcext:value-type="float">
            <text:p>55</text:p>
          </table:table-cell>
          <table:table-cell office:value-type="float" office:value="459363" calcext:value-type="float">
            <text:p>459,363</text:p>
          </table:table-cell>
          <table:table-cell office:value-type="float" office:value="474376" calcext:value-type="float">
            <text:p>474,376</text:p>
          </table:table-cell>
          <table:table-cell table:number-columns-repeated="8"/>
        </table:table-row>
        <table:table-row table:style-name="ro2">
          <table:table-cell table:formula="of:=1+[.A66]" office:value-type="float" office:value="56" calcext:value-type="float">
            <text:p>56</text:p>
          </table:table-cell>
          <table:table-cell office:value-type="float" office:value="455269" calcext:value-type="float">
            <text:p>455,269</text:p>
          </table:table-cell>
          <table:table-cell office:value-type="float" office:value="474224" calcext:value-type="float">
            <text:p>474,224</text:p>
          </table:table-cell>
          <table:table-cell table:number-columns-repeated="8"/>
        </table:table-row>
        <table:table-row table:style-name="ro2">
          <table:table-cell table:formula="of:=1+[.A67]" office:value-type="float" office:value="57" calcext:value-type="float">
            <text:p>57</text:p>
          </table:table-cell>
          <table:table-cell office:value-type="float" office:value="457664" calcext:value-type="float">
            <text:p>457,664</text:p>
          </table:table-cell>
          <table:table-cell office:value-type="float" office:value="476356" calcext:value-type="float">
            <text:p>476,356</text:p>
          </table:table-cell>
          <table:table-cell table:number-columns-repeated="8"/>
        </table:table-row>
        <table:table-row table:style-name="ro2">
          <table:table-cell table:formula="of:=1+[.A68]" office:value-type="float" office:value="58" calcext:value-type="float">
            <text:p>58</text:p>
          </table:table-cell>
          <table:table-cell office:value-type="float" office:value="450797" calcext:value-type="float">
            <text:p>450,797</text:p>
          </table:table-cell>
          <table:table-cell office:value-type="float" office:value="469998" calcext:value-type="float">
            <text:p>469,998</text:p>
          </table:table-cell>
          <table:table-cell table:number-columns-repeated="8"/>
        </table:table-row>
        <table:table-row table:style-name="ro2">
          <table:table-cell table:formula="of:=1+[.A69]" office:value-type="float" office:value="59" calcext:value-type="float">
            <text:p>59</text:p>
          </table:table-cell>
          <table:table-cell office:value-type="float" office:value="440447" calcext:value-type="float">
            <text:p>440,447</text:p>
          </table:table-cell>
          <table:table-cell office:value-type="float" office:value="458241" calcext:value-type="float">
            <text:p>458,241</text:p>
          </table:table-cell>
          <table:table-cell table:number-columns-repeated="8"/>
        </table:table-row>
        <table:table-row table:style-name="ro2">
          <table:table-cell table:formula="of:=1+[.A70]" office:value-type="float" office:value="60" calcext:value-type="float">
            <text:p>60</text:p>
          </table:table-cell>
          <table:table-cell office:value-type="float" office:value="429533" calcext:value-type="float">
            <text:p>429,533</text:p>
          </table:table-cell>
          <table:table-cell office:value-type="float" office:value="446138" calcext:value-type="float">
            <text:p>446,138</text:p>
          </table:table-cell>
          <table:table-cell table:number-columns-repeated="8"/>
        </table:table-row>
        <table:table-row table:style-name="ro2">
          <table:table-cell table:formula="of:=1+[.A71]" office:value-type="float" office:value="61" calcext:value-type="float">
            <text:p>61</text:p>
          </table:table-cell>
          <table:table-cell office:value-type="float" office:value="414487" calcext:value-type="float">
            <text:p>414,487</text:p>
          </table:table-cell>
          <table:table-cell office:value-type="float" office:value="428563" calcext:value-type="float">
            <text:p>428,563</text:p>
          </table:table-cell>
          <table:table-cell table:number-columns-repeated="8"/>
        </table:table-row>
        <table:table-row table:style-name="ro2">
          <table:table-cell table:formula="of:=1+[.A72]" office:value-type="float" office:value="62" calcext:value-type="float">
            <text:p>62</text:p>
          </table:table-cell>
          <table:table-cell office:value-type="float" office:value="397436" calcext:value-type="float">
            <text:p>397,436</text:p>
          </table:table-cell>
          <table:table-cell office:value-type="float" office:value="411357" calcext:value-type="float">
            <text:p>411,357</text:p>
          </table:table-cell>
          <table:table-cell table:number-columns-repeated="8"/>
        </table:table-row>
        <table:table-row table:style-name="ro2">
          <table:table-cell table:formula="of:=1+[.A73]" office:value-type="float" office:value="63" calcext:value-type="float">
            <text:p>63</text:p>
          </table:table-cell>
          <table:table-cell office:value-type="float" office:value="385591" calcext:value-type="float">
            <text:p>385,591</text:p>
          </table:table-cell>
          <table:table-cell office:value-type="float" office:value="400983" calcext:value-type="float">
            <text:p>400,983</text:p>
          </table:table-cell>
          <table:table-cell table:number-columns-repeated="8"/>
        </table:table-row>
        <table:table-row table:style-name="ro2">
          <table:table-cell table:formula="of:=1+[.A74]" office:value-type="float" office:value="64" calcext:value-type="float">
            <text:p>64</text:p>
          </table:table-cell>
          <table:table-cell office:value-type="float" office:value="374118" calcext:value-type="float">
            <text:p>374,118</text:p>
          </table:table-cell>
          <table:table-cell office:value-type="float" office:value="389538" calcext:value-type="float">
            <text:p>389,538</text:p>
          </table:table-cell>
          <table:table-cell table:number-columns-repeated="8"/>
        </table:table-row>
        <table:table-row table:style-name="ro2">
          <table:table-cell table:formula="of:=1+[.A75]" office:value-type="float" office:value="65" calcext:value-type="float">
            <text:p>65</text:p>
          </table:table-cell>
          <table:table-cell office:value-type="float" office:value="356236" calcext:value-type="float">
            <text:p>356,236</text:p>
          </table:table-cell>
          <table:table-cell office:value-type="float" office:value="373478" calcext:value-type="float">
            <text:p>373,478</text:p>
          </table:table-cell>
          <table:table-cell table:number-columns-repeated="8"/>
        </table:table-row>
        <table:table-row table:style-name="ro2">
          <table:table-cell table:formula="of:=1+[.A76]" office:value-type="float" office:value="66" calcext:value-type="float">
            <text:p>66</text:p>
          </table:table-cell>
          <table:table-cell office:value-type="float" office:value="341736" calcext:value-type="float">
            <text:p>341,736</text:p>
          </table:table-cell>
          <table:table-cell office:value-type="float" office:value="358699" calcext:value-type="float">
            <text:p>358,699</text:p>
          </table:table-cell>
          <table:table-cell table:number-columns-repeated="8"/>
        </table:table-row>
        <table:table-row table:style-name="ro2">
          <table:table-cell table:formula="of:=1+[.A77]" office:value-type="float" office:value="67" calcext:value-type="float">
            <text:p>67</text:p>
          </table:table-cell>
          <table:table-cell office:value-type="float" office:value="325219" calcext:value-type="float">
            <text:p>325,219</text:p>
          </table:table-cell>
          <table:table-cell office:value-type="float" office:value="345056" calcext:value-type="float">
            <text:p>345,056</text:p>
          </table:table-cell>
          <table:table-cell table:number-columns-repeated="8"/>
        </table:table-row>
        <table:table-row table:style-name="ro2">
          <table:table-cell table:formula="of:=1+[.A78]" office:value-type="float" office:value="68" calcext:value-type="float">
            <text:p>68</text:p>
          </table:table-cell>
          <table:table-cell office:value-type="float" office:value="322369" calcext:value-type="float">
            <text:p>322,369</text:p>
          </table:table-cell>
          <table:table-cell office:value-type="float" office:value="344615" calcext:value-type="float">
            <text:p>344,615</text:p>
          </table:table-cell>
          <table:table-cell table:number-columns-repeated="8"/>
        </table:table-row>
        <table:table-row table:style-name="ro2">
          <table:table-cell table:formula="of:=1+[.A79]" office:value-type="float" office:value="69" calcext:value-type="float">
            <text:p>69</text:p>
          </table:table-cell>
          <table:table-cell office:value-type="float" office:value="315102" calcext:value-type="float">
            <text:p>315,102</text:p>
          </table:table-cell>
          <table:table-cell office:value-type="float" office:value="337310" calcext:value-type="float">
            <text:p>337,310</text:p>
          </table:table-cell>
          <table:table-cell table:number-columns-repeated="8"/>
        </table:table-row>
        <table:table-row table:style-name="ro2">
          <table:table-cell table:formula="of:=1+[.A80]" office:value-type="float" office:value="70" calcext:value-type="float">
            <text:p>70</text:p>
          </table:table-cell>
          <table:table-cell office:value-type="float" office:value="301316" calcext:value-type="float">
            <text:p>301,316</text:p>
          </table:table-cell>
          <table:table-cell office:value-type="float" office:value="326953" calcext:value-type="float">
            <text:p>326,953</text:p>
          </table:table-cell>
          <table:table-cell table:number-columns-repeated="8"/>
        </table:table-row>
        <table:table-row table:style-name="ro2">
          <table:table-cell table:formula="of:=1+[.A81]" office:value-type="float" office:value="71" calcext:value-type="float">
            <text:p>71</text:p>
          </table:table-cell>
          <table:table-cell office:value-type="float" office:value="300615" calcext:value-type="float">
            <text:p>300,615</text:p>
          </table:table-cell>
          <table:table-cell office:value-type="float" office:value="327251" calcext:value-type="float">
            <text:p>327,251</text:p>
          </table:table-cell>
          <table:table-cell table:number-columns-repeated="8"/>
        </table:table-row>
        <table:table-row table:style-name="ro2">
          <table:table-cell table:formula="of:=1+[.A82]" office:value-type="float" office:value="72" calcext:value-type="float">
            <text:p>72</text:p>
          </table:table-cell>
          <table:table-cell office:value-type="float" office:value="300093" calcext:value-type="float">
            <text:p>300,093</text:p>
          </table:table-cell>
          <table:table-cell office:value-type="float" office:value="331056" calcext:value-type="float">
            <text:p>331,056</text:p>
          </table:table-cell>
          <table:table-cell table:number-columns-repeated="8"/>
        </table:table-row>
        <table:table-row table:style-name="ro2">
          <table:table-cell table:formula="of:=1+[.A83]" office:value-type="float" office:value="73" calcext:value-type="float">
            <text:p>73</text:p>
          </table:table-cell>
          <table:table-cell office:value-type="float" office:value="304598" calcext:value-type="float">
            <text:p>304,598</text:p>
          </table:table-cell>
          <table:table-cell office:value-type="float" office:value="336046" calcext:value-type="float">
            <text:p>336,046</text:p>
          </table:table-cell>
          <table:table-cell table:number-columns-repeated="8"/>
        </table:table-row>
        <table:table-row table:style-name="ro2">
          <table:table-cell table:formula="of:=1+[.A84]" office:value-type="float" office:value="74" calcext:value-type="float">
            <text:p>74</text:p>
          </table:table-cell>
          <table:table-cell office:value-type="float" office:value="315635" calcext:value-type="float">
            <text:p>315,635</text:p>
          </table:table-cell>
          <table:table-cell office:value-type="float" office:value="352162" calcext:value-type="float">
            <text:p>352,162</text:p>
          </table:table-cell>
          <table:table-cell table:number-columns-repeated="8"/>
        </table:table-row>
        <table:table-row table:style-name="ro2">
          <table:table-cell table:formula="of:=1+[.A85]" office:value-type="float" office:value="75" calcext:value-type="float">
            <text:p>75</text:p>
          </table:table-cell>
          <table:table-cell office:value-type="float" office:value="336715" calcext:value-type="float">
            <text:p>336,715</text:p>
          </table:table-cell>
          <table:table-cell office:value-type="float" office:value="376634" calcext:value-type="float">
            <text:p>376,634</text:p>
          </table:table-cell>
          <table:table-cell table:number-columns-repeated="8"/>
        </table:table-row>
        <table:table-row table:style-name="ro2">
          <table:table-cell table:formula="of:=1+[.A86]" office:value-type="float" office:value="76" calcext:value-type="float">
            <text:p>76</text:p>
          </table:table-cell>
          <table:table-cell office:value-type="float" office:value="252422" calcext:value-type="float">
            <text:p>252,422</text:p>
          </table:table-cell>
          <table:table-cell office:value-type="float" office:value="286487" calcext:value-type="float">
            <text:p>286,487</text:p>
          </table:table-cell>
          <table:table-cell table:number-columns-repeated="8"/>
        </table:table-row>
        <table:table-row table:style-name="ro2">
          <table:table-cell table:formula="of:=1+[.A87]" office:value-type="float" office:value="77" calcext:value-type="float">
            <text:p>77</text:p>
          </table:table-cell>
          <table:table-cell office:value-type="float" office:value="238201" calcext:value-type="float">
            <text:p>238,201</text:p>
          </table:table-cell>
          <table:table-cell office:value-type="float" office:value="274666" calcext:value-type="float">
            <text:p>274,666</text:p>
          </table:table-cell>
          <table:table-cell table:number-columns-repeated="8"/>
        </table:table-row>
        <table:table-row table:style-name="ro2">
          <table:table-cell table:formula="of:=1+[.A88]" office:value-type="float" office:value="78" calcext:value-type="float">
            <text:p>78</text:p>
          </table:table-cell>
          <table:table-cell office:value-type="float" office:value="232115" calcext:value-type="float">
            <text:p>232,115</text:p>
          </table:table-cell>
          <table:table-cell office:value-type="float" office:value="269182" calcext:value-type="float">
            <text:p>269,182</text:p>
          </table:table-cell>
          <table:table-cell table:number-columns-repeated="8"/>
        </table:table-row>
        <table:table-row table:style-name="ro2">
          <table:table-cell table:formula="of:=1+[.A89]" office:value-type="float" office:value="79" calcext:value-type="float">
            <text:p>79</text:p>
          </table:table-cell>
          <table:table-cell office:value-type="float" office:value="207843" calcext:value-type="float">
            <text:p>207,843</text:p>
          </table:table-cell>
          <table:table-cell office:value-type="float" office:value="247535" calcext:value-type="float">
            <text:p>247,535</text:p>
          </table:table-cell>
          <table:table-cell table:number-columns-repeated="8"/>
        </table:table-row>
        <table:table-row table:style-name="ro2">
          <table:table-cell table:formula="of:=1+[.A90]" office:value-type="float" office:value="80" calcext:value-type="float">
            <text:p>80</text:p>
          </table:table-cell>
          <table:table-cell office:value-type="float" office:value="179080" calcext:value-type="float">
            <text:p>179,080</text:p>
          </table:table-cell>
          <table:table-cell office:value-type="float" office:value="218249" calcext:value-type="float">
            <text:p>218,249</text:p>
          </table:table-cell>
          <table:table-cell table:number-columns-repeated="8"/>
        </table:table-row>
        <table:table-row table:style-name="ro2">
          <table:table-cell table:formula="of:=1+[.A91]" office:value-type="float" office:value="81" calcext:value-type="float">
            <text:p>81</text:p>
          </table:table-cell>
          <table:table-cell office:value-type="float" office:value="152712" calcext:value-type="float">
            <text:p>152,712</text:p>
          </table:table-cell>
          <table:table-cell office:value-type="float" office:value="191613" calcext:value-type="float">
            <text:p>191,613</text:p>
          </table:table-cell>
          <table:table-cell table:number-columns-repeated="8"/>
        </table:table-row>
        <table:table-row table:style-name="ro2">
          <table:table-cell table:formula="of:=1+[.A92]" office:value-type="float" office:value="82" calcext:value-type="float">
            <text:p>82</text:p>
          </table:table-cell>
          <table:table-cell office:value-type="float" office:value="151195" calcext:value-type="float">
            <text:p>151,195</text:p>
          </table:table-cell>
          <table:table-cell office:value-type="float" office:value="193001" calcext:value-type="float">
            <text:p>193,001</text:p>
          </table:table-cell>
          <table:table-cell table:number-columns-repeated="8"/>
        </table:table-row>
        <table:table-row table:style-name="ro2">
          <table:table-cell table:formula="of:=1+[.A93]" office:value-type="float" office:value="83" calcext:value-type="float">
            <text:p>83</text:p>
          </table:table-cell>
          <table:table-cell office:value-type="float" office:value="142147" calcext:value-type="float">
            <text:p>142,147</text:p>
          </table:table-cell>
          <table:table-cell office:value-type="float" office:value="185248" calcext:value-type="float">
            <text:p>185,248</text:p>
          </table:table-cell>
          <table:table-cell table:number-columns-repeated="8"/>
        </table:table-row>
        <table:table-row table:style-name="ro2">
          <table:table-cell table:formula="of:=1+[.A94]" office:value-type="float" office:value="84" calcext:value-type="float">
            <text:p>84</text:p>
          </table:table-cell>
          <table:table-cell office:value-type="float" office:value="129971" calcext:value-type="float">
            <text:p>129,971</text:p>
          </table:table-cell>
          <table:table-cell office:value-type="float" office:value="173413" calcext:value-type="float">
            <text:p>173,413</text:p>
          </table:table-cell>
          <table:table-cell table:number-columns-repeated="8"/>
        </table:table-row>
        <table:table-row table:style-name="ro2">
          <table:table-cell table:formula="of:=1+[.A95]" office:value-type="float" office:value="85" calcext:value-type="float">
            <text:p>85</text:p>
          </table:table-cell>
          <table:table-cell office:value-type="float" office:value="114903" calcext:value-type="float">
            <text:p>114,903</text:p>
          </table:table-cell>
          <table:table-cell office:value-type="float" office:value="158153" calcext:value-type="float">
            <text:p>158,153</text:p>
          </table:table-cell>
          <table:table-cell table:number-columns-repeated="8"/>
        </table:table-row>
        <table:table-row table:style-name="ro2">
          <table:table-cell table:formula="of:=1+[.A96]" office:value-type="float" office:value="86" calcext:value-type="float">
            <text:p>86</text:p>
          </table:table-cell>
          <table:table-cell office:value-type="float" office:value="100052" calcext:value-type="float">
            <text:p>100,052</text:p>
          </table:table-cell>
          <table:table-cell office:value-type="float" office:value="143163" calcext:value-type="float">
            <text:p>143,163</text:p>
          </table:table-cell>
          <table:table-cell table:number-columns-repeated="8"/>
        </table:table-row>
        <table:table-row table:style-name="ro2">
          <table:table-cell table:formula="of:=1+[.A97]" office:value-type="float" office:value="87" calcext:value-type="float">
            <text:p>87</text:p>
          </table:table-cell>
          <table:table-cell office:value-type="float" office:value="86733" calcext:value-type="float">
            <text:p>86,733</text:p>
          </table:table-cell>
          <table:table-cell office:value-type="float" office:value="128047" calcext:value-type="float">
            <text:p>128,047</text:p>
          </table:table-cell>
          <table:table-cell table:number-columns-repeated="8"/>
        </table:table-row>
        <table:table-row table:style-name="ro2">
          <table:table-cell table:formula="of:=1+[.A98]" office:value-type="float" office:value="88" calcext:value-type="float">
            <text:p>88</text:p>
          </table:table-cell>
          <table:table-cell office:value-type="float" office:value="71763" calcext:value-type="float">
            <text:p>71,763</text:p>
          </table:table-cell>
          <table:table-cell office:value-type="float" office:value="111264" calcext:value-type="float">
            <text:p>111,264</text:p>
          </table:table-cell>
          <table:table-cell table:number-columns-repeated="8"/>
        </table:table-row>
        <table:table-row table:style-name="ro2">
          <table:table-cell table:formula="of:=1+[.A99]" office:value-type="float" office:value="89" calcext:value-type="float">
            <text:p>89</text:p>
          </table:table-cell>
          <table:table-cell office:value-type="float" office:value="60667" calcext:value-type="float">
            <text:p>60,667</text:p>
          </table:table-cell>
          <table:table-cell office:value-type="float" office:value="97828" calcext:value-type="float">
            <text:p>97,828</text:p>
          </table:table-cell>
          <table:table-cell table:number-columns-repeated="8"/>
        </table:table-row>
        <table:table-row table:style-name="ro2">
          <table:table-cell table:formula="of:=1+[.A100]" office:value-type="float" office:value="90" calcext:value-type="float">
            <text:p>90</text:p>
          </table:table-cell>
          <table:table-cell office:value-type="float" office:value="200195" calcext:value-type="float">
            <text:p>200,195</text:p>
          </table:table-cell>
          <table:table-cell office:value-type="float" office:value="409709" calcext:value-type="float">
            <text:p>409,7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4-07-29T19:49:11.285628350</meta:creation-date>
    <dc:date>2024-07-29T20:31:13.972487568</dc:date>
    <dc:creator>Graham Stark</dc:creator>
    <meta:editing-duration>PT41M20S</meta:editing-duration>
    <meta:editing-cycles>8</meta:editing-cycles>
    <meta:generator>LibreOffice/7.3.7.2$Linux_X86_64 LibreOffice_project/30$Build-2</meta:generator>
    <meta:document-statistic meta:table-count="1" meta:cell-count="376" meta:object-count="0"/>
  </office:meta>
</office:document-meta>
</file>